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BT:</text:p>
      <text:p text:style-name="Standard">Orange -&gt; 3,3 V</text:p>
      <text:p text:style-name="Standard">Gelb -&gt; Ground</text:p>
      <text:p text:style-name="Standard">Grün -&gt; 10</text:p>
      <text:p text:style-name="Standard">Blau -&gt; 11</text:p>
      <text:p text:style-name="Standard"/>
      <text:p text:style-name="Standard">Orange 4 -&gt; Licht<text:s/></text:p>
      <text:p text:style-name="Standard">Grün 8 -&gt; Licht</text:p>
      <text:p text:style-name="Standard"/>
      <text:p text:style-name="Standard">Orange 5 -&gt; Masse Steckdosenleiste</text:p>
      <text:p text:style-name="Standard">Rot 6<text:s/>-&gt; Festplatte</text:p>
      <text:p text:style-name="Standard">Grün 7<text:s/>-&gt; BT empfänger</text:p>
      <text:p text:style-name="Standard">Braun 9 -&gt; IR LEDsgg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stian Krammer</meta:initial-creator>
    <dc:creator>Bastian Krammer</dc:creator>
    <meta:creation-date>2017-10-15T10:36:00Z</meta:creation-date>
    <dc:date>2017-10-15T11:47:00Z</dc:date>
    <meta:template xlink:href="Normal" xlink:type="simple"/>
    <meta:editing-cycles>1</meta:editing-cycles>
    <meta:editing-duration>PT0S</meta:editing-duration>
    <meta:document-statistic meta:page-count="1" meta:paragraph-count="1" meta:word-count="26" meta:character-count="194" meta:row-count="1" meta:non-whitespace-character-count="169"/>
  </office:meta>
</office:document-meta>
</file>